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/>
      <style:text-properties officeooo:rsid="00135867"/>
    </style:style>
    <style:style style:name="P3" style:family="paragraph" style:parent-style-name="Text_20_body">
      <style:paragraph-properties fo:margin-top="0cm" fo:margin-bottom="0cm" loext:contextual-spacing="false"/>
      <style:text-properties officeooo:rsid="00122d79" officeooo:paragraph-rsid="00154254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54254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7d52c" officeooo:paragraph-rsid="0017d52c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ember1595">
        <text:section text:style-name="Sect1" text:name="ember1596">
          <text:h text:style-name="P5" text:outline-level="2">Producing collections</text:h>
          <text:p text:style-name="Text_20_body">Any stream has a method <text:span text:style-name="T1">collect()</text:span> that allows to produce collections (Lists, Sets, Maps and others).</text:p>
          <text:p text:style-name="Text_20_body">Let's assume, we have a list of accounts. Each account has a <text:span text:style-name="T1">balance </text:span>(Long), an unique <text:span text:style-name="T1">number </text:span>(String) and some other fields.</text:p>
          <text:p text:style-name="Text_20_body">In this case we can:</text:p>
          <text:list xml:id="list4658871344137550504" text:style-name="L1">
            <text:list-item>
              <text:p text:style-name="P7">accumulate numbers into a List&lt;String&gt;</text:p>
            </text:list-item>
          </text:list>
          <text:p text:style-name="Preformatted_20_Text"><text:span text:style-name="Source_20_Text">List&lt;String&gt; numberList = accounts.stream()</text:span></text:p>
          <text:p text:style-name="Preformatted_20_Text"><text:span text:style-name="Source_20_Text"><text:s text:c="8"/>.map(Account::getNumber)</text:span></text:p>
          <text:p text:style-name="P6"><text:span text:style-name="Source_20_Text"><text:s text:c="8"/>.collect(Collectors.toList());</text:span></text:p>
          <text:list xml:id="list8565842742587959849" text:style-name="L2">
            <text:list-item>
              <text:p text:style-name="P8">or into a Set&lt;String&gt;</text:p>
            </text:list-item>
          </text:list>
          <text:p text:style-name="Preformatted_20_Text"><text:span text:style-name="Source_20_Text">Set&lt;String&gt; numberSet = accounts.stream()</text:span></text:p>
          <text:p text:style-name="Preformatted_20_Text"><text:span text:style-name="Source_20_Text"><text:s text:c="8"/>.map(Account::getNumber)</text:span></text:p>
          <text:p text:style-name="P6"><text:span text:style-name="Source_20_Text"><text:s text:c="8"/>.collect(Collectors.toSet());</text:span></text:p>
          <text:p text:style-name="Text_20_body"/>
          <text:list xml:id="list5908086999793928035" text:style-name="L3">
            <text:list-item>
              <text:p text:style-name="P9">or even collect numbers and balances into a Map&lt;String, Long&gt;:</text:p>
            </text:list-item>
          </text:list>
          <text:p text:style-name="Preformatted_20_Text"><text:span text:style-name="Source_20_Text">Map&lt;String, Long&gt; numberToBalanceMap = accounts.stream()</text:span></text:p>
          <text:p text:style-name="P6"><text:span text:style-name="Source_20_Text"><text:s text:c="8"/>.collect(Collectors.toMap(Account::getNumber, Account::getBalance));</text:span></text:p>
          <text:p text:style-name="Text_20_body"> </text:p>
          <text:p text:style-name="Text_20_body">When you try to collect elements into a List&lt;T&gt; or a Set&lt;T&gt;, the concrete implementation of the collection is chosen by the stream framework. It's possible to choose a concrete collection manually:</text:p>
          <text:p text:style-name="P6"><text:span text:style-name="Source_20_Text">stream().collect(Collectors.toCollection(HashSet::new));</text:span></text:p>
          <text:p text:style-name="Text_20_body">Sometimes we need to collect elements into a thread-safe collection like a ConcurrentMap. We can do it.</text:p>
          <text:p text:style-name="Standard"/>
          <text:section text:style-name="Sect1" text:name="ember1708">
            <text:section text:style-name="Sect1" text:name="ember1709">
              <text:h text:style-name="P5" text:outline-level="2">Partitioning and grouping</text:h>
              <text:p text:style-name="P1"><text:span text:style-name="T1">Partitioning</text:span> is an operation that splits your data by a predicate into map of two collections. The key of the map has a type Boolean.</text:p>
              <text:p text:style-name="P1">For example we will split all accounts into two lists by a predicate: <text:span text:style-name="T1">balance &gt;= 10000</text:span>:</text:p>
              <text:p text:style-name="Text_20_body"/>
              <text:p text:style-name="Preformatted_20_Text"><text:span text:style-name="Source_20_Text">Map&lt;Boolean, List&lt;Account&gt;&gt; partByBalance = accounts.stream()</text:span></text:p>
              <text:p text:style-name="P6"><text:span text:style-name="Source_20_Text"><text:s text:c="8"/>.collect(Collectors.partitioningBy(a -&gt; a.getBalance() &gt;= 10000));</text:span></text:p>
              <text:p text:style-name="P1">The representation of this map:</text:p>
              <text:p text:style-name="Text_20_body"/>
              <text:p text:style-name="Preformatted_20_Text"><text:span text:style-name="Source_20_Text">{</text:span></text:p>
              <text:p text:style-name="Preformatted_20_Text"><text:soft-page-break/><text:span text:style-name="Source_20_Text"><text:s text:c="4"/>false=[Account{balance=3333, number='530012'}, Account{balance=0, number='681891'}], </text:span></text:p>
              <text:p text:style-name="Preformatted_20_Text"><text:span text:style-name="Source_20_Text"><text:s text:c="4"/>true=[Account{balance=15000, number='771843'}]</text:span></text:p>
              <text:p text:style-name="P6"><text:span text:style-name="Source_20_Text">}</text:span></text:p>
              <text:p text:style-name="P1"/>
              <text:p text:style-name="P1"><text:span text:style-name="T1">Grouping</text:span> is a more general operation than partitioning. Instead of splitting your data into two groups (true and false), you can use any numbers of any groups.</text:p>
              <text:p text:style-name="P1">Let's assume our accounts also have a <text:span text:style-name="T1">state</text:span> field (enum) with 3 possible values: <text:span text:style-name="T1">ACTIVE</text:span>, <text:span text:style-name="T1">BLOCKED</text:span> and <text:span text:style-name="T1">REMOVED</text:span>. Let's group them by state:</text:p>
              <text:p text:style-name="Text_20_body"/>
              <text:p text:style-name="Preformatted_20_Text"><text:span text:style-name="Source_20_Text">Map&lt;Account.State, List&lt;Account&gt;&gt; groupingByState = accounts.stream()</text:span></text:p>
              <text:p text:style-name="P6"><text:span text:style-name="Source_20_Text"><text:s text:c="8"/>.collect(Collectors.groupingBy(Account::getState));</text:span></text:p>
              <text:p text:style-name="P1"/>
              <text:p text:style-name="P1">The representation of this map:</text:p>
              <text:p text:style-name="Text_20_body"/>
              <text:p text:style-name="Preformatted_20_Text"><text:span text:style-name="Source_20_Text">{</text:span></text:p>
              <text:p text:style-name="Preformatted_20_Text"><text:span text:style-name="Source_20_Text"><text:s text:c="4"/>REMOVED=[Account{balance=0, number='681891', state='REMOVED'}], </text:span></text:p>
              <text:p text:style-name="Preformatted_20_Text"><text:span text:style-name="Source_20_Text"><text:s text:c="4"/>ACTIVE=[Account{balance=3333, number='530012', state='ACTIVE'}], </text:span></text:p>
              <text:p text:style-name="Preformatted_20_Text"><text:span text:style-name="Source_20_Text"><text:s text:c="4"/>BLOCKED=[Account{balance=15000, number='771843', state='BLOCKED'}]</text:span></text:p>
              <text:p text:style-name="P6"><text:span text:style-name="Source_20_Text">}</text:span></text:p>
            </text:section>
          </text:section>
          <text:h text:style-name="Heading_20_2" text:outline-level="2">Producing values</text:h>
          <text:p text:style-name="Text_20_body">Let's consider some <text:span text:style-name="T1">Collectors</text:span> that produce a single value:</text:p>
          <text:list xml:id="list7888526318375670798" text:style-name="L4">
            <text:list-item>
              <text:p text:style-name="P12">summingInt, summingLong, summingDouble;</text:p>
            </text:list-item>
            <text:list-item>
              <text:p text:style-name="P12">averagingInt, averagingLong, averagingDouble;</text:p>
            </text:list-item>
            <text:list-item>
              <text:p text:style-name="P12">maxBy, minBy</text:p>
            </text:list-item>
            <text:list-item>
              <text:p text:style-name="P10">counting</text:p>
            </text:list-item>
          </text:list>
          <text:p text:style-name="Text_20_body"><text:span text:style-name="T1">NOTE:</text:span> to make your code more clear and short you can perform <text:span text:style-name="T1">static import </text:span>of necessary collectors<text:span text:style-name="T1">.</text:span></text:p>
          <text:p text:style-name="Preformatted_20_Text"><text:span text:style-name="Source_20_Text">import static java.util.stream.Collectors.averagingLong;</text:span></text:p>
          <text:p text:style-name="P6"><text:span text:style-name="Source_20_Text">import static java.util.stream.Collectors.summingLong;</text:span></text:p>
          <text:p text:style-name="Text_20_body">Now, we can summarize balances on the accounts:</text:p>
          <text:p text:style-name="Preformatted_20_Text"><text:span text:style-name="Source_20_Text">long summary = accounts.stream()</text:span></text:p>
          <text:p text:style-name="P6"><text:span text:style-name="Source_20_Text"><text:s text:c="8"/>.collect(summingLong(Account::getBalance)); </text:span></text:p>
          <text:p text:style-name="Text_20_body">Pay attention, averaging collectors return a double values even your field is long.</text:p>
          <text:p text:style-name="Preformatted_20_Text"><text:span text:style-name="Source_20_Text">double average = accounts.stream()</text:span></text:p>
          <text:p text:style-name="P6"><text:span text:style-name="Source_20_Text"><text:s text:c="8"/>.collect(averagingLong(Account::getBalance));</text:span></text:p>
          <text:p text:style-name="P1"> </text:p>
          <text:p text:style-name="P1">Also, there is more general collector <text:span text:style-name="T1">reducing</text:span> exists.</text:p>
          <text:p text:style-name="P1">Let's concatenate all account numbers into one big number (just for fun) using <text:span text:style-name="T1">reducing</text:span> collector:</text:p>
          <text:p text:style-name="Text_20_body"><text:soft-page-break/></text:p>
          <text:p text:style-name="Preformatted_20_Text"><text:span text:style-name="Source_20_Text">String meganumber = accounts.stream()</text:span></text:p>
          <text:p text:style-name="P6"><text:span text:style-name="Source_20_Text"><text:s text:c="8"/>.collect(reducing("", Account::getNumber, String::concat));</text:span></text:p>
          <text:p text:style-name="P1"> </text:p>
          <text:p text:style-name="Text_20_body">Arguments of reducing collector:</text:p>
          <text:list xml:id="list623079444746433681" text:style-name="L5">
            <text:list-item>
              <text:p text:style-name="P13"><text:span text:style-name="T1">identity</text:span> is a first value to combine results (optional)</text:p>
            </text:list-item>
            <text:list-item>
              <text:p text:style-name="P13"><text:span text:style-name="T1">mapper function</text:span> allows to transform all elements before reducing (optional)</text:p>
            </text:list-item>
            <text:list-item>
              <text:p text:style-name="P11"><text:span text:style-name="T1">reducer </text:span>is a operator to combine pair of values into single value (mandatory!!!)</text:p>
            </text:list-item>
          </text:list>
          <text:p text:style-name="Text_20_body">Of course, we didn't consider all combiners in Stream API and we don't try to do this.</text:p>
          <text:p text:style-name="Standard"/>
          <text:section text:style-name="Sect1" text:name="ember1810">
            <text:section text:style-name="Sect1" text:name="ember1811">
              <text:h text:style-name="P5" text:outline-level="2">Downstream collectors</text:h>
              <text:p text:style-name="Text_20_body">Some collectors such as <text:span text:style-name="T1">groupingBy</text:span> and <text:span text:style-name="T1">partitioningBy </text:span>can accept other collectors as parameters. These "others" collectors are called <text:span text:style-name="T1">downstream </text:span>collectors. As a collector produces a value, a <text:span text:style-name="T1">downstream</text:span> collector produces a part of the value, which is used by the <text:span text:style-name="T1">main collector</text:span>.</text:p>
              <text:p text:style-name="Text_20_body">For instance, we can group elements by a field and calculate some aggregate value for grouping elements.</text:p>
              <text:p text:style-name="Text_20_body">Let's see an example.  Our data set is a collection of accounts again.</text:p>
              <text:p text:style-name="Preformatted_20_Text"><text:span text:style-name="Source_20_Text">List&lt;Account&gt; accounts = Stream.of(</text:span></text:p>
              <text:p text:style-name="Preformatted_20_Text"><text:span text:style-name="Source_20_Text"><text:s text:c="8"/>new Account("530012", 3333L, Account.State.ACTIVE),</text:span></text:p>
              <text:p text:style-name="Preformatted_20_Text"><text:span text:style-name="Source_20_Text"><text:s text:c="8"/>new Account("771843", 15000L, Account.State.BLOCKED),</text:span></text:p>
              <text:p text:style-name="Preformatted_20_Text"><text:span text:style-name="Source_20_Text">        new Account("234465", 12000L, Account.State.ACTIVE),</text:span></text:p>
              <text:p text:style-name="Preformatted_20_Text"><text:span text:style-name="Source_20_Text">        new Account("110011", 8800L, Account.State.ACTIVE),</text:span></text:p>
              <text:p text:style-name="Preformatted_20_Text"><text:span text:style-name="Source_20_Text">        new Account("462181", 45000L, Account.State.BLOCKED),</text:span></text:p>
              <text:p text:style-name="Preformatted_20_Text"><text:span text:style-name="Source_20_Text">        new Account("681891", 0L, Account.State.REMOVED)</text:span></text:p>
              <text:p text:style-name="P6"><text:span text:style-name="Source_20_Text">).collect(toList());</text:span></text:p>
              <text:p text:style-name="Text_20_body">To calculate the total sums of blocked, active and removed accounts we can use downstream collectors like this:</text:p>
              <text:p text:style-name="Preformatted_20_Text"><text:span text:style-name="Source_20_Text">Map&lt;Account.State, Long&gt; sumByStates = accounts.stream()</text:span></text:p>
              <text:p text:style-name="P6"><text:span text:style-name="Source_20_Text"><text:s text:c="8"/>.collect(groupingBy(Account::getState, summingLong(Account::getBalance)));</text:span></text:p>
              <text:p text:style-name="Text_20_body">In this example <text:span text:style-name="T1">summingLong</text:span> is a downstream collector for calculating the sum for each possible account state, <text:span text:style-name="T1">groupingBy</text:span> is the main collectors for collecting elements into a map.</text:p>
              <text:p text:style-name="Text_20_body">The result map has total values by each state represented in the data set.</text:p>
              <text:p text:style-name="P6"><text:span text:style-name="Source_20_Text">{ REMOVED=0, ACTIVE=24133, BLOCKED=60000 }</text:span></text:p>
              <text:p text:style-name="P1"/>
              <text:p text:style-name="P1">Of course, we can create a reference to an instance of a combined collector and then pass it into <text:span text:style-name="T1">collect()</text:span> method.</text:p>
              <text:p text:style-name="Text_20_body"/>
              <text:p text:style-name="Preformatted_20_Text"><text:span text:style-name="Source_20_Text">Collector&lt;Account, ?, Map&lt;Account.State, Long&gt;&gt; summingByStates = </text:span></text:p>
              <text:p text:style-name="Preformatted_20_Text"><text:soft-page-break/><text:span text:style-name="Source_20_Text"><text:s text:c="8"/>groupingBy(Account::getState, summingLong(Account::getBalance));</text:span></text:p>
              <text:p text:style-name="Preformatted_20_Text"/>
              <text:p text:style-name="P6"><text:span text:style-name="Source_20_Text">Map&lt;Account.State, Long&gt; sumByStates = accounts.stream().collect(summingByStates);</text:span></text:p>
              <text:p text:style-name="P1"/>
              <text:p text:style-name="P1">In conclusion, it should be noted that method <text:span text:style-name="T1">collect() </text:span>of a stream and <text:span text:style-name="T1">Collectors</text:span> have a lot of other features and applications to data processing. Don't be afraid and try to experiment with it.</text:p>
            </text:section>
          </text:section>
          <text:p text:style-name="Standard"/>
          <text:section text:style-name="Sect1" text:name="ember2505">
            <text:section text:style-name="Sect1" text:name="ember2506">
              <text:h text:style-name="P5" text:outline-level="2"/>
            </text:section>
          </text:section>
          <text:section text:style-name="Sect1" text:name="ember2589">
            <text:section text:style-name="Sect1" text:name="ember2590">
              <text:p text:style-name="P2"/>
              <text:p text:style-name="P4"/>
              <text:p text:style-name="P3">льшинство операций класса Stream, которые модифицируют набор данных, возвращают этот набор в виде потока. Однако бывают ситуации, когда хотелось бы получить данные не в виде потока, а в виде обычной коллекции, например, ArrayList или HashSet. И для этого у класса Stream определен метод collect. Первая версия метода принимает в качестве параметра функцию преобразования к коллекции:</text:p>
              <text:p text:style-name="P3">1</text:p>
              <text:p text:style-name="P3"><text:tab/></text:p>
              <text:p text:style-name="P3">&lt;R,A&gt; R collect(Collector&lt;? super T,A,R&gt; collector)</text:p>
              <text:p text:style-name="P3"/>
              <text:p text:style-name="P3">Параметр R представляет тип результата метода, параметр Т - тип элемента в потоке, а параметр А - тип промежуточных накапливаемых данных. В итоге параметр collector представляет функцию преобразования потока в коллекцию.</text:p>
              <text:p text:style-name="P3"/>
              <text:p text:style-name="P3">Эта функция представляет объект Collector, который определен в пакете java.util.stream. Мы можем написать свою реализацию функции, однако Java уже предоставляет ряд встроенных функций, определенных в классе Collectors:</text:p>
              <text:p text:style-name="P3"/>
              <text:p text:style-name="P3"><text:s text:c="4"/>toList(): преобразование к типу List</text:p>
              <text:p text:style-name="P3"/>
              <text:p text:style-name="P3"><text:s text:c="4"/>toSet(): преобразование к типу Set</text:p>
              <text:p text:style-name="P3"/>
              <text:p text:style-name="P3"><text:s text:c="4"/>toMap(): преобразование к типу Map</text:p>
              <text:p text:style-name="P3"/>
              <text:p text:style-name="P3">Например, преобразуем набор в потоке в список:</text:p>
              <text:p text:style-name="P3"/>
              <text:p text:style-name="P3"><text:tab/></text:p>
              <text:p text:style-name="P3">import java.util.ArrayList;</text:p>
              <text:p text:style-name="P3">import java.util.Collections;</text:p>
              <text:p text:style-name="P3">import java.util.List;</text:p>
              <text:p text:style-name="P3">import java.util.stream.Collectors;</text:p>
              <text:p text:style-name="P3"><text:s/></text:p>
              <text:p text:style-name="P3">public class Program {</text:p>
              <text:p text:style-name="P3"><text:soft-page-break/><text:s/></text:p>
              <text:p text:style-name="P3"><text:s text:c="4"/>public static void main(String[] args) {</text:p>
              <text:p text:style-name="P3"><text:s text:c="9"/></text:p>
              <text:p text:style-name="P3"><text:s text:c="8"/>List&lt;String&gt; phones = new ArrayList&lt;String&gt;();</text:p>
              <text:p text:style-name="P3"><text:s text:c="8"/>Collections.addAll(phones, "iPhone 8", "HTC U12", "Huawei Nexus 6P",</text:p>
              <text:p text:style-name="P3"><text:s text:c="16"/>"Samsung Galaxy S9", "LG G6", "Xiaomi MI6", "ASUS Zenfone 2", </text:p>
              <text:p text:style-name="P3"><text:s text:c="16"/>"Sony Xperia Z5", "Meizu Pro 6", "Lenovo S850");</text:p>
              <text:p text:style-name="P3"><text:s text:c="10"/></text:p>
              <text:p text:style-name="P3"><text:s text:c="8"/>List&lt;String&gt; filteredPhones = phones.stream()</text:p>
              <text:p text:style-name="P3"><text:s text:c="16"/>.filter(s-&gt;s.length()&lt;10)</text:p>
              <text:p text:style-name="P3"><text:s text:c="16"/>.collect(Collectors.toList());</text:p>
              <text:p text:style-name="P3"><text:s text:c="17"/></text:p>
              <text:p text:style-name="P3"><text:s text:c="8"/>for(String s : filteredPhones){</text:p>
              <text:p text:style-name="P3"><text:s text:c="12"/>System.out.println(s);</text:p>
              <text:p text:style-name="P3"><text:s text:c="8"/>}</text:p>
              <text:p text:style-name="P3"><text:s text:c="4"/>} </text:p>
              <text:p text:style-name="P3">}</text:p>
              <text:p text:style-name="P3"/>
              <text:p text:style-name="P3">Использование метода toSet() аналогично.</text:p>
              <text:p text:style-name="P3"><text:tab/></text:p>
              <text:p text:style-name="P3">Set&lt;String&gt; filteredPhones = phones.stream()</text:p>
              <text:p text:style-name="P3"><text:s text:c="16"/>.filter(s-&gt;s.length()&lt;10)</text:p>
              <text:p text:style-name="P3"><text:s text:c="16"/>.collect(Collectors.toSet());</text:p>
              <text:p text:style-name="P3"/>
              <text:p text:style-name="P3">Для применения метода toMap() надо задать ключ и значение. Например, пусть у нас есть следующая модель:</text:p>
              <text:p text:style-name="P3"/>
              <text:p text:style-name="P3"><text:tab/></text:p>
              <text:p text:style-name="P3">class Phone{</text:p>
              <text:p text:style-name="P3"><text:s text:c="5"/></text:p>
              <text:p text:style-name="P3"><text:s text:c="4"/>private String name;</text:p>
              <text:p text:style-name="P3"><text:s text:c="4"/>private int price;</text:p>
              <text:p text:style-name="P3"><text:s text:c="5"/></text:p>
              <text:p text:style-name="P3"><text:s text:c="4"/>public Phone(String name, int price){</text:p>
              <text:p text:style-name="P3"><text:s text:c="8"/>this.name=name;</text:p>
              <text:p text:style-name="P3"><text:s text:c="8"/>this.price=price;</text:p>
              <text:p text:style-name="P3"><text:s text:c="4"/>}</text:p>
              <text:p text:style-name="P3"><text:s text:c="5"/></text:p>
              <text:p text:style-name="P3"><text:s text:c="4"/>public String getName() {</text:p>
              <text:p text:style-name="P3"><text:s text:c="8"/>return name;</text:p>
              <text:p text:style-name="P3"><text:s text:c="4"/>}</text:p>
              <text:p text:style-name="P3"><text:s text:c="5"/></text:p>
              <text:p text:style-name="P3"><text:s text:c="4"/>public int getPrice() {</text:p>
              <text:p text:style-name="P3"><text:s text:c="8"/>return price;</text:p>
              <text:p text:style-name="P3"><text:soft-page-break/><text:s text:c="4"/>}</text:p>
              <text:p text:style-name="P3">}</text:p>
              <text:p text:style-name="P3"/>
              <text:p text:style-name="P3">Теперь применим метод toMap():</text:p>
              <text:p text:style-name="P3"/>
              <text:p text:style-name="P3"><text:tab/></text:p>
              <text:p text:style-name="P3">import java.util.Map;</text:p>
              <text:p text:style-name="P3">import java.util.stream.Collectors;</text:p>
              <text:p text:style-name="P3">import java.util.stream.Stream;</text:p>
              <text:p text:style-name="P3"><text:s/></text:p>
              <text:p text:style-name="P3">public class Program {</text:p>
              <text:p text:style-name="P3"><text:s/></text:p>
              <text:p text:style-name="P3"><text:s text:c="4"/>public static void main(String[] args) {</text:p>
              <text:p text:style-name="P3"><text:s text:c="9"/></text:p>
              <text:p text:style-name="P3"><text:s text:c="8"/>Stream&lt;Phone&gt; phoneStream = Stream.of(new Phone("iPhone 8", 54000), </text:p>
              <text:p text:style-name="P3"><text:s text:c="12"/>new Phone("Nokia 9", 45000),</text:p>
              <text:p text:style-name="P3"><text:s text:c="12"/>new Phone("Samsung Galaxy S9", 40000),</text:p>
              <text:p text:style-name="P3"><text:s text:c="12"/>new Phone("LG G6", 32000));</text:p>
              <text:p text:style-name="P3"><text:s text:c="10"/></text:p>
              <text:p text:style-name="P3"><text:s text:c="10"/></text:p>
              <text:p text:style-name="P3"><text:s text:c="8"/>Map&lt;String, Integer&gt; phones = phoneStream</text:p>
              <text:p text:style-name="P3"><text:s text:c="12"/>.collect(Collectors.toMap(p-&gt;p.getName(), t-&gt;t.getPrice()));</text:p>
              <text:p text:style-name="P3"><text:s text:c="6"/></text:p>
              <text:p text:style-name="P3"><text:s text:c="8"/>phones.forEach((k,v)-&gt;System.out.println(k + " " + v));</text:p>
              <text:p text:style-name="P3"><text:s text:c="4"/>} </text:p>
              <text:p text:style-name="P3">}</text:p>
              <text:p text:style-name="P3">class Phone{</text:p>
              <text:p text:style-name="P3"><text:s text:c="6"/></text:p>
              <text:p text:style-name="P3"><text:s text:c="4"/>private String name;</text:p>
              <text:p text:style-name="P3"><text:s text:c="4"/>private int price;</text:p>
              <text:p text:style-name="P3"><text:s text:c="6"/></text:p>
              <text:p text:style-name="P3"><text:s text:c="4"/>public Phone(String name, int price){</text:p>
              <text:p text:style-name="P3"><text:s text:c="8"/>this.name=name;</text:p>
              <text:p text:style-name="P3"><text:s text:c="8"/>this.price=price;</text:p>
              <text:p text:style-name="P3"><text:s text:c="4"/>}</text:p>
              <text:p text:style-name="P3"><text:s text:c="6"/></text:p>
              <text:p text:style-name="P3"><text:s text:c="4"/>public String getName() { return name; }</text:p>
              <text:p text:style-name="P3"><text:s text:c="4"/>public int getPrice() { return price; }</text:p>
              <text:p text:style-name="P3">}</text:p>
              <text:p text:style-name="P3"/>
              <text:p text:style-name="P3">Лямбда-выражение p-&gt;p.getName() получает значение для ключа элемента, а t-&gt;t.getPrice() - извлекает значение элемента.</text:p>
              <text:p text:style-name="P3"/>
              <text:p text:style-name="P3"><text:soft-page-break/>Если нам надо создать какой-то определенный тип коллекции, например, HashSet, то мы можем использовать специальные функции, которые определены в классах-коллекций. Например, получим объект HashSet:</text:p>
              <text:p text:style-name="P3"/>
              <text:p text:style-name="P3">import java.util.HashSet;</text:p>
              <text:p text:style-name="P3">import java.util.stream.Collectors;</text:p>
              <text:p text:style-name="P3">import java.util.stream.Stream;</text:p>
              <text:p text:style-name="P3"><text:s/></text:p>
              <text:p text:style-name="P3">public class Program {</text:p>
              <text:p text:style-name="P3"><text:s/></text:p>
              <text:p text:style-name="P3"><text:s text:c="4"/>public static void main(String[] args) {</text:p>
              <text:p text:style-name="P3"><text:s text:c="9"/></text:p>
              <text:p text:style-name="P3"><text:s text:c="8"/>Stream&lt;String&gt; phones = Stream.of("iPhone 8", "HTC U12", "Huawei Nexus 6P",</text:p>
              <text:p text:style-name="P3"><text:s text:c="16"/>"Samsung Galaxy S9", "LG G6", "Xiaomi MI6", "ASUS Zenfone 2", </text:p>
              <text:p text:style-name="P3"><text:s text:c="16"/>"Sony Xperia Z5", "Meizu Pro 6", "Lenovo S850");</text:p>
              <text:p text:style-name="P3"><text:s text:c="10"/></text:p>
              <text:p text:style-name="P3"><text:s text:c="8"/>HashSet&lt;String&gt; filteredPhones = phones.filter(s-&gt;s.length()&lt;12).</text:p>
              <text:p text:style-name="P3"><text:s text:c="36"/>collect(Collectors.toCollection(HashSet::new));</text:p>
              <text:p text:style-name="P3"><text:s text:c="9"/></text:p>
              <text:p text:style-name="P3"><text:s text:c="8"/>filteredPhones.forEach(s-&gt;System.out.println(s));</text:p>
              <text:p text:style-name="P3"><text:s text:c="4"/>} </text:p>
              <text:p text:style-name="P3">}</text:p>
              <text:p text:style-name="P3"/>
              <text:p text:style-name="P3">Выражение HashSet::new представляет функцию создания коллекции. Аналогичным образом можно получать другие коллекции, например, ArrayList:</text:p>
              <text:p text:style-name="P3">1</text:p>
              <text:p text:style-name="P3"><text:tab/></text:p>
              <text:p text:style-name="P3">ArrayList&lt;String&gt; result = phones.collect(Collectors.toCollection(ArrayList::new));</text:p>
              <text:p text:style-name="P3"/>
              <text:p text:style-name="P3">Вторая форма метода collect имеет три параметра:</text:p>
              <text:p text:style-name="P3">1</text:p>
              <text:p text:style-name="P3"><text:tab/></text:p>
              <text:p text:style-name="P3">&lt;R&gt; R collect(Supplier&lt;R&gt; supplier, BiConsumer&lt;R,? super T&gt; accumulator, BiConsumer&lt;R,R&gt; combiner)</text:p>
              <text:p text:style-name="P3"/>
              <text:p text:style-name="P3"><text:s text:c="4"/>supplier: создает объект коллекции</text:p>
              <text:p text:style-name="P3"/>
              <text:p text:style-name="P3"><text:s text:c="4"/>accumulator: добавляет элемент в коллекцию</text:p>
              <text:p text:style-name="P3"/>
              <text:p text:style-name="P3"><text:s text:c="4"/>combiner: бинарная функция, которая объединяет два объекта</text:p>
              <text:p text:style-name="P3"/>
              <text:p text:style-name="P3">Применим эту версию метода collect:</text:p>
              <text:p text:style-name="P3"/>
              <text:p text:style-name="P3"><text:tab/></text:p>
              <text:p text:style-name="P3"><text:soft-page-break/>import java.util.ArrayList;</text:p>
              <text:p text:style-name="P3">import java.util.stream.Collectors;</text:p>
              <text:p text:style-name="P3">import java.util.stream.Stream;</text:p>
              <text:p text:style-name="P3"><text:s/></text:p>
              <text:p text:style-name="P3">public class Program {</text:p>
              <text:p text:style-name="P3"><text:s/></text:p>
              <text:p text:style-name="P3"><text:s text:c="4"/>public static void main(String[] args) {</text:p>
              <text:p text:style-name="P3"><text:s text:c="9"/></text:p>
              <text:p text:style-name="P3"><text:s text:c="8"/>Stream&lt;String&gt; phones = Stream.of("iPhone 8", "HTC U12", "Huawei Nexus 6P",</text:p>
              <text:p text:style-name="P3"><text:s text:c="16"/>"Samsung Galaxy S9", "LG G6", "Xiaomi MI6", "ASUS Zenfone 2", </text:p>
              <text:p text:style-name="P3"><text:s text:c="16"/>"Sony Xperia Z5", "Meizu Pro 6", "Lenovo S850");</text:p>
              <text:p text:style-name="P3"><text:s text:c="3"/></text:p>
              <text:p text:style-name="P3"><text:s text:c="8"/>ArrayList&lt;String&gt; filteredPhones = phones.filter(s-&gt;s.length()&lt;12)</text:p>
              <text:p text:style-name="P3"><text:s text:c="12"/>.collect(</text:p>
              <text:p text:style-name="P3"><text:s text:c="16"/>()-&gt;new ArrayList&lt;String&gt;(), // создаем ArrayList</text:p>
              <text:p text:style-name="P3"><text:s text:c="16"/>(list, item)-&gt;list.add(item), // добавляем в список элемент</text:p>
              <text:p text:style-name="P3"><text:s text:c="16"/>(list1, list2)-&gt; list1.addAll(list2)); // добавляем в список другой список</text:p>
              <text:p text:style-name="P3"><text:s text:c="10"/></text:p>
              <text:p text:style-name="P3"><text:s text:c="8"/>filteredPhones.forEach(s-&gt;System.out.println(s));</text:p>
              <text:p text:style-name="P3"><text:s text:c="4"/>} </text:p>
              <text:p text:style-name="P3">}</text:p>
              <text:p text:style-name="P14">Пример создания собственного Collector'a</text:p>
              <text:p text:style-name="P14"/>
              <text:p text:style-name="P14">Кроме Collector'ов уже определенных в Collectors можно так же создать собственный Collector, Давайте рассмотрим пример как его можно создать.</text:p>
              <text:p text:style-name="P14"/>
              <text:p text:style-name="P14">Метод определения пользовательского Collector'a:</text:p>
              <text:p text:style-name="P14"/>
              <text:p text:style-name="P14">Collector&lt;Тип_источника, Тип_аккумулятора, Тип_результата&gt; сollector = <text:s/>Collector.of(</text:p>
              <text:p text:style-name="P14"><text:s text:c="16"/>метод_инициализации_аккумулятора,</text:p>
              <text:p text:style-name="P14"><text:s text:c="16"/>метод_обработки_каждого_элемента,</text:p>
              <text:p text:style-name="P14"><text:s text:c="16"/>метод_соединения_двух_аккумуляторов,</text:p>
              <text:p text:style-name="P14"><text:s text:c="16"/>[метод_последней_обработки_аккумулятора]</text:p>
              <text:p text:style-name="P14"><text:s text:c="8"/>);</text:p>
              <text:p text:style-name="P14"/>
              <text:p text:style-name="P14"/>
              <text:p text:style-name="P14"/>
              <text:p text:style-name="P14">Как видно из кода выше, для реализации своего Collector'a нужно определить три или четыре метода (метод_последней_обработки_аккумулятора не обязателен). Рассмотрим следующий кода, который мы писали до Java 8, чтобы объединить все строки коллекции:</text:p>
              <text:p text:style-name="P14"/>
              <text:p text:style-name="P14"><text:s text:c="8"/>StringBuilder b = new StringBuilder(); // метод_инициализации_аккумулятора</text:p>
              <text:p text:style-name="P14"><text:s text:c="8"/>for(String s: strings) {</text:p>
              <text:p text:style-name="P14"><text:s text:c="12"/>b.append(s).append(" , "); // метод_обработки_каждого_элемента,</text:p>
              <text:p text:style-name="P14"><text:soft-page-break/><text:s text:c="8"/>}</text:p>
              <text:p text:style-name="P14"><text:s text:c="8"/>String joinBuilderOld = b.toString(); // метод_последней_обработки_аккумулятора</text:p>
              <text:p text:style-name="P14"/>
              <text:p text:style-name="P14"/>
              <text:p text:style-name="P14"/>
              <text:p text:style-name="P14">И аналогичный код, который будет написан в Java 8</text:p>
              <text:p text:style-name="P14"/>
              <text:p text:style-name="P14">String joinBuilder = strings.stream().collect(</text:p>
              <text:p text:style-name="P14"><text:s text:c="3"/>Collector.of(</text:p>
              <text:p text:style-name="P14"><text:s text:c="16"/>StringBuilder::new, // метод_инициализации_аккумулятора</text:p>
              <text:p text:style-name="P14"><text:s text:c="16"/>(b ,s) -&gt; b.append(s).append(" , "), // метод_обработки_каждого_элемента,</text:p>
              <text:p text:style-name="P14"><text:s text:c="16"/>(b1, b2) -&gt; b1.append(b2).append(" , "), // метод_соединения_двух_аккумуляторов</text:p>
              <text:p text:style-name="P14"><text:s text:c="16"/>StringBuilder::toString // метод_последней_обработки_аккумулятора</text:p>
              <text:p text:style-name="P14"><text:s text:c="8"/>)</text:p>
              <text:p text:style-name="P14">);</text:p>
              <text:p text:style-name="P14"/>
              <text:p text:style-name="P14"/>
              <text:p text:style-name="P14"/>
              <text:p text:style-name="P14">В общем-то, три метода легко понять из кода выше, их мы писали практически при каждой обработки коллекций, но вот что такое метод_соединения_двух_аккумуляторов? Это метод который нужен для параллельной обработки Collector'a, в данном случае при параллельном стриме коллекция может быть разделенной на две части (или больше частей), в каждой из которых будет свой аккумулятор StringBuilder и потом необходимо будет их объединить, то код до Java 8 при 2 потоках будет таким:</text:p>
              <text:p text:style-name="P14"/>
              <text:p text:style-name="P14"><text:s text:c="8"/>StringBuilder b1 = new StringBuilder(); // метод_инициализации_аккумулятора_1 <text:s text:c="7"/></text:p>
              <text:p text:style-name="P14"><text:s text:c="8"/>for(String s: stringsPart1) { // <text:s/>stringsPart1 - первая часть коллекции strings</text:p>
              <text:p text:style-name="P14"><text:s text:c="12"/>b1.append(s).append(" , "); // метод_обработки_каждого_элемента,</text:p>
              <text:p text:style-name="P14"><text:s text:c="8"/>}</text:p>
              <text:p text:style-name="P14"/>
              <text:p text:style-name="P14"><text:s text:c="8"/>StringBuilder b2 = new StringBuilder(); // метод_инициализации_аккумулятора_2 <text:s text:c="7"/></text:p>
              <text:p text:style-name="P14"><text:s text:c="8"/>for(String s: stringsPart2) { // <text:s/>stringsPart2 - вторая часть коллекции strings</text:p>
              <text:p text:style-name="P14"><text:s text:c="12"/>b2.append(s).append(" , "); // метод_обработки_каждого_элемента,</text:p>
              <text:p text:style-name="P14"><text:s text:c="8"/>}</text:p>
              <text:p text:style-name="P14"/>
              <text:p text:style-name="P14"><text:s text:c="8"/>StringBuilder b = b1.append(b2).append(" , "), // метод_соединения_двух_аккумуляторов</text:p>
              <text:p text:style-name="P14"/>
              <text:p text:style-name="P14"><text:s text:c="8"/>String joinBuilderOld = b.toString(); // метод_последней_обработки_аккумулятора</text:p>
              <text:p text:style-name="P14"/>
              <text:p text:style-name="P14"/>
              <text:p text:style-name="P14"/>
              <text:p text:style-name="P14">Напишем свой аналог Collectors.toList() для работы со строковым стримом:</text:p>
              <text:p text:style-name="P14"/>
              <text:p text:style-name="P14"><text:s/>// Напишем свой аналог toList </text:p>
              <text:p text:style-name="P14"><text:soft-page-break/><text:s text:c="8"/>Collector&lt;String, List&lt;String&gt;, List&lt;String&gt;&gt; toList = Collector.of(</text:p>
              <text:p text:style-name="P14"><text:s text:c="16"/>ArrayList::new, // метод инициализации аккумулятора</text:p>
              <text:p text:style-name="P14"><text:s text:c="16"/>List::add, // метод обработки каждого элемента</text:p>
              <text:p text:style-name="P14"><text:s text:c="16"/>(l1, l2) -&gt; { l1.addAll(l2); return l1; } // метод соединения двух аккумуляторов при параллельном выполнении</text:p>
              <text:p text:style-name="P14"><text:s text:c="8"/>);</text:p>
              <text:p text:style-name="P14">// Используем его для получение списка строк без дубликатов из стрима</text:p>
              <text:p text:style-name="P14"><text:s text:c="8"/>List&lt;String&gt; distinct1 = strings.stream().distinct().collect(toList);</text:p>
              <text:p text:style-name="P14"/>
              <text:p text:style-name="P14"/>
              <text:p text:style-name="P14"/>
              <text:p text:style-name="P14">Детальные примеры</text:p>
              <text:p text:style-name="P14">Так же примеры можно найти на github'e</text:p>
              <text:p text:style-name="P14"/>
              <text:p text:style-name="P14"><text:s text:c="8"/>// Напишем собственный Collector, который будет выполнять объединение строк с помощью StringBuilder</text:p>
              <text:p text:style-name="P14"><text:s text:c="8"/>Collector&lt;String,StringBuilder, String&gt; stringBuilderCollector = <text:s/>Collector.of(</text:p>
              <text:p text:style-name="P14"><text:s text:c="16"/>StringBuilder::new, // метод инициализации аккумулятора</text:p>
              <text:p text:style-name="P14"><text:s text:c="16"/>(b ,s) -&gt; b.append(s).append(" , "), // метод обработки каждого элемента</text:p>
              <text:p text:style-name="P14"><text:s text:c="16"/>(b1, b2) -&gt; b1.append(b2).append(" , "), // метод соединения двух аккумуляторов при параллельном выполнении</text:p>
              <text:p text:style-name="P14"><text:s text:c="16"/>StringBuilder::toString // метод, выполняющийся в самом конце</text:p>
              <text:p text:style-name="P14"><text:s text:c="8"/>);</text:p>
              <text:p text:style-name="P14"><text:s text:c="8"/>String joinBuilder = strings.stream().collect(stringBuilderCollector);</text:p>
              <text:p text:style-name="P14"><text:s text:c="8"/>System.out.println("joinBuilder = " + joinBuilder); // напечатает joinBuilder = a1 , b2 , c3 , a1 ,</text:p>
              <text:p text:style-name="P14"/>
              <text:p text:style-name="P14"><text:s text:c="8"/>// Аналог Collector'а выше стилем JDK7 и ниже</text:p>
              <text:p text:style-name="P14"><text:s text:c="8"/>StringBuilder b = new StringBuilder(); // метод инициализации аккумулятора</text:p>
              <text:p text:style-name="P14"><text:s text:c="8"/>for(String s: strings) {</text:p>
              <text:p text:style-name="P14"><text:s text:c="12"/>b.append(s).append(" , "); // метод обработки каждого элемента</text:p>
              <text:p text:style-name="P14"><text:s text:c="8"/>}</text:p>
              <text:p text:style-name="P14"><text:s text:c="8"/>String joinBuilderOld = b.toString(); // метод, выполняющийся в самом конце</text:p>
              <text:p text:style-name="P14"><text:s text:c="8"/>System.out.println("joinBuilderOld = " + joinBuilderOld); // напечатает joinBuilderOld = a1 , b2 , c3 , a1 ,</text:p>
              <text:p text:style-name="P14"/>
              <text:p text:style-name="P14"><text:s text:c="8"/>// Напишем свой аналог toList для получение списка из коллекции строк без дубликатов</text:p>
              <text:p text:style-name="P14"><text:s text:c="8"/>Collector&lt;String, List&lt;String&gt;, List&lt;String&gt;&gt; toList = Collector.of(</text:p>
              <text:p text:style-name="P14"><text:s text:c="16"/>ArrayList::new, // метод инициализации аккумулятора</text:p>
              <text:p text:style-name="P14"><text:s text:c="16"/>List::add, // метод обработки каждого элемента</text:p>
              <text:p text:style-name="P14"><text:s text:c="16"/>(l1, l2) -&gt; { l1.addAll(l2); return l1; } // метод соединения двух аккумуляторов при параллельном выполнении</text:p>
              <text:p text:style-name="P14"><text:s text:c="8"/>);</text:p>
              <text:p text:style-name="P14"><text:s text:c="8"/>List&lt;String&gt; distinct1 = strings.stream().distinct().collect(toList);</text:p>
              <text:p text:style-name="P14"><text:soft-page-break/><text:s text:c="8"/>System.out.println("distinct1 = " + distinct1); // напечатает distinct1 = [a1, b2, c3]</text:p>
              <text:p text:style-name="P14"/>
              <text:p text:style-name="P14"/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1T22:40:50.827730594</meta:creation-date>
    <dc:date>2021-11-10T22:24:53.702825315</dc:date>
    <meta:editing-duration>PT3H57M32S</meta:editing-duration>
    <meta:editing-cycles>10</meta:editing-cycles>
    <meta:generator>LibreOffice/5.1.2.2$Linux_X86_64 LibreOffice_project/10m0$Build-2</meta:generator>
    <meta:document-statistic meta:table-count="0" meta:image-count="0" meta:object-count="0" meta:page-count="11" meta:paragraph-count="306" meta:word-count="1781" meta:character-count="16184" meta:non-whitespace-character-count="13111"/>
  </office:meta>
</office:document-meta>
</file>